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e181e" fo:font-size="15pt" officeooo:rsid="000d1c55" officeooo:paragraph-rsid="000d1c55" style:font-size-asian="15pt" style:font-size-complex="15pt"/>
    </style:style>
    <style:style style:name="P2" style:family="paragraph" style:parent-style-name="Standard">
      <style:text-properties fo:language="en" fo:country="US" officeooo:rsid="000ea71b" officeooo:paragraph-rsid="000ea71b"/>
    </style:style>
    <style:style style:name="T1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465a4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244fe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{%set digit=0%}Red one=<text:span text:style-name="T1">{</text:span>{ <text:s text:c="4"/><text:span text:style-name="T4">$I(</text:span>digit)}},Blue two=<text:span text:style-name="T2">{</text:span>{$I<text:span text:style-name="T5">(dig</text:span>it)}},Green three=<text:span text:style-name="T3">{</text:span><text:span text:style-name="T7">{$</text:span><text:span text:style-name="T8">I(digi</text:span><text:span text:style-name="T7">t)}}</text:span><text:span text:style-name="T6">asf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e181e" fo:font-size="15pt" officeooo:rsid="000d1c55" officeooo:paragraph-rsid="000d1c55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6:36:02.123717432</meta:creation-date>
    <dc:date>2019-10-15T18:20:19.268000000</dc:date>
    <meta:editing-duration>PT6M17S</meta:editing-duration>
    <meta:editing-cycles>7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1" meta:word-count="6" meta:character-count="94" meta:non-whitespace-character-count="85"/>
  </office:meta>
</office:document-meta>
</file>